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974cm" table:align="right"/>
    </style:style>
    <style:style style:name="Table1.A" style:family="table-column">
      <style:table-column-properties style:column-width="4.41cm"/>
    </style:style>
    <style:style style:name="Table1.B" style:family="table-column">
      <style:table-column-properties style:column-width="9.564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6.821cm" fo:margin-left="9.2cm" table:align="left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3.911cm"/>
    </style:style>
    <style:style style:name="Table2.A1" style:family="table-cell">
      <style:table-cell-properties fo:padding="0.097cm" fo:border="none"/>
    </style:style>
    <style:style style:name="Table2.4" style:family="table-row">
      <style:table-row-properties style:min-row-height="1.367cm"/>
    </style:style>
    <style:style style:name="P1" style:family="paragraph" style:parent-style-name="Standard">
      <style:paragraph-properties fo:line-height="150%" fo:text-align="justify" style:justify-single-word="false"/>
      <style:text-properties fo:font-size="12pt" style:text-underline-style="solid" style:text-underline-width="auto" style:text-underline-color="font-color" fo:font-weight="normal" officeooo:rsid="001c53cd" officeooo:paragraph-rsid="001c53c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c53cd" officeooo:paragraph-rsid="001c53c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font-size="12pt" style:text-underline-style="none" fo:font-weight="normal" officeooo:rsid="001c53cd" officeooo:paragraph-rsid="001c53c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c53cd" officeooo:paragraph-rsid="001c53cd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line-height="150%" fo:text-align="justify" style:justify-single-word="false"/>
      <style:text-properties fo:font-size="12pt" officeooo:rsid="001c53cd" officeooo:paragraph-rsid="001c53cd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fo:font-size="12pt" officeooo:rsid="001c53cd" officeooo:paragraph-rsid="001c53cd" style:font-size-asian="12pt" style:font-size-complex="12pt"/>
    </style:style>
    <style:style style:name="P7" style:family="paragraph" style:parent-style-name="Table_20_Contents">
      <style:paragraph-properties fo:line-height="150%" fo:text-align="justify" style:justify-single-word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c53cd" officeooo:paragraph-rsid="001c53cd" style:font-size-asian="18pt" style:font-weight-asian="bold" style:font-size-complex="18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size="12pt" officeooo:rsid="001ffb59" officeooo:paragraph-rsid="001ffb59" style:font-size-asian="12pt" style:font-size-complex="12pt"/>
    </style:style>
    <style:style style:name="T1" style:family="text">
      <style:text-properties officeooo:rsid="001c53cd"/>
    </style:style>
    <style:style style:name="T2" style:family="text">
      <style:text-properties style:text-underline-style="none"/>
    </style:style>
    <style:style style:name="T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>SURAT KETERANGAN RISET</text:p>
      <text:p text:style-name="P2">Nomor : 001/LAB-UNBAJA/2018</text:p>
      <text:p text:style-name="P3"/>
      <text:p text:style-name="P3">Yang bertanda Tangan dibawah ini, penanggung jawab Laboratorium Komputer Universitas Banten Jaya (UNBAJA) menerankah dengan sebenarnya bahwa :</text:p>
      <text:p text:style-name="P3"/>
      <text:p text:style-name="P3">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Nama</text:p>
          </table:table-cell>
          <table:table-cell table:style-name="Table1.A1" office:value-type="string">
            <text:p text:style-name="P7">: <text:span text:style-name="T1">Kuriyanto Adi Saputro</text:span></text:p>
          </table:table-cell>
        </table:table-row>
        <table:table-row>
          <table:table-cell table:style-name="Table1.A1" office:value-type="string">
            <text:p text:style-name="P5">NPM</text:p>
          </table:table-cell>
          <table:table-cell table:style-name="Table1.A1" office:value-type="string">
            <text:p text:style-name="P7">: <text:span text:style-name="T1">111171186</text:span></text:p>
          </table:table-cell>
        </table:table-row>
        <table:table-row>
          <table:table-cell table:style-name="Table1.A1" office:value-type="string">
            <text:p text:style-name="P5">Program Studi</text:p>
          </table:table-cell>
          <table:table-cell table:style-name="Table1.A1" office:value-type="string">
            <text:p text:style-name="P7">: <text:span text:style-name="T1">Teknik Informatika</text:span></text:p>
          </table:table-cell>
        </table:table-row>
        <table:table-row>
          <table:table-cell table:style-name="Table1.A1" office:value-type="string">
            <text:p text:style-name="P5">Jenjang</text:p>
          </table:table-cell>
          <table:table-cell table:style-name="Table1.A1" office:value-type="string">
            <text:p text:style-name="P7">: <text:span text:style-name="T1">Strata Satu (S1)</text:span></text:p>
          </table:table-cell>
        </table:table-row>
      </table:table>
      <text:p text:style-name="P3"/>
      <text:p text:style-name="P1"><text:span text:style-name="T2">Telah melakukan Riset/Observasi di Universitas Banten Jaya sejak Tanggal 01 Juli 2018 s/d 30 Juli 2018. Yang berjudul “</text:span><text:span text:style-name="T3">Remastering GNU/Linux dengan Ubuntu Costomazition Kit untuk Mahasiswa Berbasis Xubuntu</text:span><text:span text:style-name="T2">”. Bedasarkan penilaikan selama mahasiswa tersebut melakukan Riset/Observasi berkelakukan baik.</text:span></text:p>
      <text:p text:style-name="P3"/>
      <text:p text:style-name="P3">Demikian surat keterangan ini dibuat untuk dipergunakan sebagaimana mestinya.</text:p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Dibuat </text:p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>Di </text:p>
          </table:table-cell>
          <table:table-cell table:style-name="Table2.A1" office:value-type="string">
            <text:p text:style-name="P6">: Serang</text:p>
          </table:table-cell>
        </table:table-row>
        <table:table-row>
          <table:table-cell table:style-name="Table2.A1" office:value-type="string">
            <text:p text:style-name="P6">Tanggal </text:p>
          </table:table-cell>
          <table:table-cell table:style-name="Table2.A1" office:value-type="string">
            <text:p text:style-name="P8">: <text:span text:style-name="T1">29 Agustus 2018</text:span></text:p>
          </table:table-cell>
        </table:table-row>
        <table:table-row table:style-name="Table2.4">
          <table:table-cell table:style-name="Table2.A1" table:number-columns-spanned="2" office:value-type="string">
            <text:p text:style-name="P6"/>
            <text:p text:style-name="P6"/>
            <text:p text:style-name="P6"/>
            <text:p text:style-name="P6"/>
            <text:p text:style-name="P10">Nurul Barakah, S.Kom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3cm" fo:margin-bottom="3cm" fo:margin-left="4.001cm" fo:margin-right="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22:48:40.469444338</meta:creation-date>
    <dc:date>2018-09-03T19:57:02.442665483</dc:date>
    <meta:editing-duration>PT18M32S</meta:editing-duration>
    <meta:editing-cycles>4</meta:editing-cycles>
    <meta:generator>LibreOffice/6.0.5.2$Linux_X86_64 LibreOffice_project/54c8cbb85f300ac59db32fe8a675ff7683cd5a16</meta:generator>
    <meta:document-statistic meta:table-count="2" meta:image-count="0" meta:object-count="0" meta:page-count="1" meta:paragraph-count="20" meta:word-count="100" meta:character-count="731" meta:non-whitespace-character-count="646"/>
  </office:meta>
</office:document-meta>
</file>